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style:text-properties fo:font-size="11pt" fo:font-weight="bold" officeooo:rsid="0009a830" officeooo:paragraph-rsid="0009a830" style:font-size-asian="11pt" style:font-weight-asian="bold" style:font-size-complex="11pt" style:font-weight-complex="bold"/>
    </style:style>
    <style:style style:name="P2" style:family="paragraph" style:parent-style-name="Standard">
      <style:paragraph-properties fo:line-height="115%"/>
      <style:text-properties fo:font-size="11pt" officeooo:paragraph-rsid="0010b73f" style:font-size-asian="11pt" style:font-size-complex="11pt"/>
    </style:style>
    <style:style style:name="P3" style:family="paragraph" style:parent-style-name="Standard">
      <style:paragraph-properties fo:line-height="115%"/>
      <style:text-properties fo:font-size="11pt" officeooo:rsid="000c3ab7" officeooo:paragraph-rsid="000c3ab7" style:font-size-asian="11pt" style:font-size-complex="11pt"/>
    </style:style>
    <style:style style:name="P4" style:family="paragraph" style:parent-style-name="Standard">
      <style:paragraph-properties fo:line-height="115%"/>
      <style:text-properties fo:font-size="11pt" officeooo:rsid="000d5d66" officeooo:paragraph-rsid="000d5d66" style:font-size-asian="11pt" style:font-size-complex="11pt"/>
    </style:style>
    <style:style style:name="P5" style:family="paragraph" style:parent-style-name="Standard">
      <style:paragraph-properties fo:line-height="115%"/>
      <style:text-properties fo:font-size="11pt" officeooo:rsid="00150891" officeooo:paragraph-rsid="00150891" style:font-size-asian="11pt" style:font-size-complex="11pt"/>
    </style:style>
    <style:style style:name="P6" style:family="paragraph" style:parent-style-name="Standard">
      <style:paragraph-properties fo:line-height="115%"/>
      <style:text-properties fo:font-size="11pt" officeooo:rsid="0017c6a1" officeooo:paragraph-rsid="0017c6a1" style:font-size-asian="11pt" style:font-size-complex="11pt"/>
    </style:style>
    <style:style style:name="P7" style:family="paragraph" style:parent-style-name="Standard">
      <style:paragraph-properties fo:line-height="115%"/>
      <style:text-properties fo:font-size="11pt" officeooo:rsid="00184f33" officeooo:paragraph-rsid="00184f33" style:font-size-asian="11pt" style:font-size-complex="11pt"/>
    </style:style>
    <style:style style:name="P8" style:family="paragraph" style:parent-style-name="Standard">
      <style:paragraph-properties fo:line-height="115%"/>
      <style:text-properties fo:font-size="11pt" fo:font-weight="normal" officeooo:rsid="0009a830" officeooo:paragraph-rsid="0009a830" style:font-size-asian="11pt" style:font-weight-asian="normal" style:font-size-complex="11pt" style:font-weight-complex="normal"/>
    </style:style>
    <style:style style:name="P9" style:family="paragraph" style:parent-style-name="Standard">
      <style:paragraph-properties fo:line-height="115%"/>
      <style:text-properties fo:font-size="11pt" fo:font-weight="normal" officeooo:rsid="0009a830" officeooo:paragraph-rsid="000a7453" style:font-size-asian="11pt" style:font-weight-asian="normal" style:font-size-complex="11pt" style:font-weight-complex="normal"/>
    </style:style>
    <style:style style:name="P10" style:family="paragraph" style:parent-style-name="Standard">
      <style:paragraph-properties fo:line-height="115%"/>
      <style:text-properties fo:font-size="11pt" officeooo:rsid="00150891" officeooo:paragraph-rsid="0019cae5" fo:background-color="transparent" style:font-size-asian="11pt" style:font-size-complex="11pt"/>
    </style:style>
    <style:style style:name="P11" style:family="paragraph" style:parent-style-name="Standard">
      <style:paragraph-properties fo:line-height="115%"/>
      <style:text-properties fo:font-size="11pt" fo:font-weight="normal" officeooo:rsid="0017c6a1" officeooo:paragraph-rsid="0017c6a1" style:font-size-asian="11pt" style:font-weight-asian="normal" style:font-size-complex="11pt" style:font-weight-complex="normal"/>
    </style:style>
    <style:style style:name="P12" style:family="paragraph" style:parent-style-name="Standard">
      <style:paragraph-properties fo:line-height="115%"/>
      <style:text-properties fo:font-size="11pt" fo:font-weight="normal" officeooo:rsid="0017c6a1" officeooo:paragraph-rsid="00214c5a" style:font-size-asian="11pt" style:font-weight-asian="normal" style:font-size-complex="11pt" style:font-weight-complex="normal"/>
    </style:style>
    <style:style style:name="P13" style:family="paragraph" style:parent-style-name="Standard">
      <style:paragraph-properties fo:line-height="115%"/>
      <style:text-properties fo:font-size="11pt" fo:font-weight="normal" officeooo:rsid="00150891" officeooo:paragraph-rsid="00150891" style:font-size-asian="11pt" style:font-weight-asian="normal" style:font-size-complex="11pt" style:font-weight-complex="normal"/>
    </style:style>
    <style:style style:name="P14" style:family="paragraph" style:parent-style-name="Standard">
      <style:paragraph-properties fo:line-height="115%"/>
      <style:text-properties fo:font-size="11pt" officeooo:paragraph-rsid="00214c5a" style:font-size-asian="11pt" style:font-size-complex="11pt"/>
    </style:style>
    <style:style style:name="P15" style:family="paragraph" style:parent-style-name="Standard">
      <style:paragraph-properties fo:line-height="115%"/>
      <style:text-properties fo:font-size="11pt" officeooo:rsid="00214c5a" officeooo:paragraph-rsid="00214c5a" style:font-size-asian="11pt" style:font-size-complex="11pt"/>
    </style:style>
    <style:style style:name="P16" style:family="paragraph" style:parent-style-name="Standard">
      <style:paragraph-properties fo:line-height="115%"/>
      <style:text-properties fo:font-size="11pt" officeooo:rsid="0017c6a1" officeooo:paragraph-rsid="0017c6a1" style:font-size-asian="11pt" style:font-size-complex="11pt"/>
    </style:style>
    <style:style style:name="P17" style:family="paragraph" style:parent-style-name="Standard">
      <style:paragraph-properties fo:line-height="115%"/>
      <style:text-properties fo:font-size="11pt" officeooo:rsid="00184f33" officeooo:paragraph-rsid="00184f33" style:font-size-asian="11pt" style:font-size-complex="11pt"/>
    </style:style>
    <style:style style:name="P18" style:family="paragraph" style:parent-style-name="Standard">
      <style:paragraph-properties fo:line-height="115%"/>
      <style:text-properties fo:font-size="11pt" fo:font-weight="bold" officeooo:rsid="00214c5a" officeooo:paragraph-rsid="00214c5a" style:font-size-asian="11pt" style:font-weight-asian="bold" style:font-size-complex="11pt" style:font-weight-complex="bold"/>
    </style:style>
    <style:style style:name="P19" style:family="paragraph" style:parent-style-name="Standard">
      <style:paragraph-properties fo:line-height="115%"/>
      <style:text-properties fo:font-size="11pt" officeooo:rsid="00150891" officeooo:paragraph-rsid="0019cae5" fo:background-color="transparent" style:font-size-asian="11pt" style:font-size-complex="11pt"/>
    </style:style>
    <style:style style:name="P20" style:family="paragraph" style:parent-style-name="Standard">
      <style:paragraph-properties fo:line-height="115%"/>
      <style:text-properties fo:font-weight="normal" officeooo:rsid="0009a830" officeooo:paragraph-rsid="00214c5a" style:font-weight-asian="normal" style:font-weight-complex="normal"/>
    </style:style>
    <style:style style:name="P21" style:family="paragraph" style:parent-style-name="Standard">
      <style:paragraph-properties fo:line-height="115%"/>
      <style:text-properties officeooo:paragraph-rsid="00214c5a"/>
    </style:style>
    <style:style style:name="P22" style:family="paragraph" style:parent-style-name="Standard">
      <style:paragraph-properties fo:line-height="115%"/>
      <style:text-properties fo:font-weight="bold" officeooo:rsid="00214c5a" officeooo:paragraph-rsid="00214c5a" style:font-weight-asian="bold" style:font-weight-complex="bold"/>
    </style:style>
    <style:style style:name="P23" style:family="paragraph" style:parent-style-name="Standard">
      <style:paragraph-properties fo:line-height="115%"/>
      <style:text-properties fo:font-weight="bold" officeooo:rsid="0009a830" officeooo:paragraph-rsid="00214c5a" style:font-weight-asian="bold" style:font-weight-complex="bold"/>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0a7453" style:font-weight-asian="normal" style:font-weight-complex="normal"/>
    </style:style>
    <style:style style:name="T3" style:family="text">
      <style:text-properties fo:font-weight="normal" officeooo:rsid="000c3ab7" style:font-weight-asian="normal" style:font-weight-complex="normal"/>
    </style:style>
    <style:style style:name="T4" style:family="text">
      <style:text-properties fo:font-weight="normal" officeooo:rsid="000d5d66" style:font-weight-asian="normal" style:font-weight-complex="normal"/>
    </style:style>
    <style:style style:name="T5" style:family="text">
      <style:text-properties fo:font-weight="normal" officeooo:rsid="000de5a5" style:font-weight-asian="normal" style:font-weight-complex="normal"/>
    </style:style>
    <style:style style:name="T6" style:family="text">
      <style:text-properties fo:font-weight="normal" officeooo:rsid="000e56e0" style:font-weight-asian="normal" style:font-weight-complex="normal"/>
    </style:style>
    <style:style style:name="T7" style:family="text">
      <style:text-properties fo:font-weight="normal" officeooo:rsid="000ec6f7" style:font-weight-asian="normal" style:font-weight-complex="normal"/>
    </style:style>
    <style:style style:name="T8" style:family="text">
      <style:text-properties fo:font-weight="normal" officeooo:rsid="0010b73f" style:font-weight-asian="normal" style:font-weight-complex="normal"/>
    </style:style>
    <style:style style:name="T9" style:family="text">
      <style:text-properties fo:font-weight="normal" officeooo:rsid="001235cc" style:font-weight-asian="normal" style:font-weight-complex="normal"/>
    </style:style>
    <style:style style:name="T10" style:family="text">
      <style:text-properties fo:font-weight="normal" officeooo:rsid="00132230" style:font-weight-asian="normal" style:font-weight-complex="normal"/>
    </style:style>
    <style:style style:name="T11" style:family="text">
      <style:text-properties fo:font-weight="normal" officeooo:rsid="001495a4" style:font-weight-asian="normal" style:font-weight-complex="normal"/>
    </style:style>
    <style:style style:name="T12" style:family="text">
      <style:text-properties fo:font-weight="normal" officeooo:rsid="0019cae5" style:font-weight-asian="normal" style:font-weight-complex="normal"/>
    </style:style>
    <style:style style:name="T13" style:family="text">
      <style:text-properties fo:font-weight="normal" officeooo:rsid="001a85fd" style:font-weight-asian="normal" style:font-weight-complex="normal"/>
    </style:style>
    <style:style style:name="T14" style:family="text">
      <style:text-properties fo:font-weight="normal" officeooo:rsid="001dce8a" style:font-weight-asian="normal" style:font-weight-complex="normal"/>
    </style:style>
    <style:style style:name="T15" style:family="text">
      <style:text-properties fo:font-weight="normal" officeooo:rsid="00214c5a" style:font-weight-asian="normal" style:font-weight-complex="normal"/>
    </style:style>
    <style:style style:name="T16" style:family="text">
      <style:text-properties fo:font-weight="normal" officeooo:rsid="001b7669" fo:background-color="#ffff00" loext:char-shading-value="0" style:font-weight-asian="normal" style:font-weight-complex="normal"/>
    </style:style>
    <style:style style:name="T17" style:family="text">
      <style:text-properties fo:font-weight="normal" officeooo:rsid="001dce8a" fo:background-color="#ffff00" loext:char-shading-value="0" style:font-weight-asian="normal" style:font-weight-complex="normal"/>
    </style:style>
    <style:style style:name="T18" style:family="text">
      <style:text-properties fo:font-weight="normal" officeooo:rsid="00214c5a" fo:background-color="#ffff00" loext:char-shading-value="0"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214c5a" fo:background-color="transparent" loext:char-shading-value="0" style:font-weight-asian="normal" style:font-weight-complex="normal"/>
    </style:style>
    <style:style style:name="T21" style:family="text">
      <style:text-properties fo:font-weight="normal" officeooo:rsid="00214c5a" fo:background-color="transparent" loext:char-shading-value="0" style:font-weight-asian="normal" style:font-weight-complex="normal"/>
    </style:style>
    <style:style style:name="T22" style:family="text">
      <style:text-properties fo:font-weight="normal" officeooo:rsid="001b7669" fo:background-color="transparent" loext:char-shading-value="0" style:font-weight-asian="normal" style:font-weight-complex="normal"/>
    </style:style>
    <style:style style:name="T23" style:family="text">
      <style:text-properties fo:font-weight="normal" officeooo:rsid="001b7669" fo:background-color="transparent" loext:char-shading-value="0" style:font-weight-asian="normal" style:font-weight-complex="normal"/>
    </style:style>
    <style:style style:name="T24" style:family="text">
      <style:text-properties fo:font-weight="normal" officeooo:rsid="0019cae5" fo:background-color="transparent" loext:char-shading-value="0" style:font-weight-asian="normal" style:font-weight-complex="normal"/>
    </style:style>
    <style:style style:name="T25" style:family="text">
      <style:text-properties fo:font-weight="normal" officeooo:rsid="0019cae5" fo:background-color="transparent" loext:char-shading-value="0"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fo:font-size="11pt" style:font-size-asian="11pt" style:font-size-complex="11pt"/>
    </style:style>
    <style:style style:name="T28" style:family="text">
      <style:text-properties fo:font-size="11pt" officeooo:rsid="00214c5a" style:font-size-asian="11pt" style:font-size-complex="11pt"/>
    </style:style>
    <style:style style:name="T29" style:family="text">
      <style:text-properties fo:font-size="11pt" officeooo:rsid="000a7453" style:font-size-asian="11pt" style:font-size-complex="11pt"/>
    </style:style>
    <style:style style:name="T30" style:family="text">
      <style:text-properties fo:font-size="11pt" fo:font-weight="normal" officeooo:rsid="000a7453" style:font-size-asian="11pt" style:font-weight-asian="normal" style:font-size-complex="11pt" style:font-weight-complex="normal"/>
    </style:style>
    <style:style style:name="T31" style:family="text">
      <style:text-properties fo:font-size="11pt" fo:background-color="transparent" loext:char-shading-value="0" style:font-size-asian="11pt" style:font-size-complex="11pt"/>
    </style:style>
    <style:style style:name="T32" style:family="text">
      <style:text-properties fo:background-color="transparent" loext:char-shading-value="0"/>
    </style:style>
    <style:style style:name="T33" style:family="text">
      <style:text-properties officeooo:rsid="00214c5a"/>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Umfrage Metadaten – MetaOpenData</text:p>
      <text:p text:style-name="P1"/>
      <text:p text:style-name="P23"><text:span text:style-name="T28"><office:annotation office:name="__Annotation__1370_349191091"><dc:creator>Till Adams</dc:creator><dc:date>2018-06-07T15:43:10.117278081</dc:date><text:p text:style-name="P24"><text:span text:style-name="T34">Kann wenn in Projektbericht eingegliedert weg</text:span></text:p></office:annotation></text:span><text:span text:style-name="T28">Einleitung</text:span><office:annotation-end office:name="__Annotation__1370_349191091"/></text:p>
      <text:p text:style-name="P20"><text:span text:style-name="T27">Sopra Steria Consulting und mundialis sind Projektpartner in dem Vorhaben "</text:span><text:a xlink:type="simple" xlink:href="https://www.bmvi.de/SharedDocs/DE/Artikel/DG/mfund-projekte/machbarkeitsstudie-auffindbarkeit-von-daten-metaopendata.html?nn=326002" office:target-frame-name="_blank" xlink:show="new" text:style-name="Internet_20_link" text:visited-style-name="Visited_20_Internet_20_Link"><text:span text:style-name="T27">MetaOpenData</text:span></text:a><text:span text:style-name="T27">". Das Projekt wird im Rahmen der Forschungsinitiative </text:span><text:a xlink:type="simple" xlink:href="http://www.bmvi.de/DE/Themen/Digitales/mFund/Ueberblick/ueberblick.html" office:target-frame-name="_blank" xlink:show="new" text:style-name="Internet_20_link" text:visited-style-name="Visited_20_Internet_20_Link"><text:span text:style-name="T27">mFUND</text:span></text:a><text:span text:style-name="T27"> (Modernitätsfonds) gefördert, mit dem das Bundesministerium für Verkehr und digitale Infrastruktur (BMVI) seit 2016 Forschungs- und Entwicklungsprojekte rund um digitale datenbasierte Anwendungen für die Mobilität 4.0 fördert.</text:span></text:p>
      <text:p text:style-name="P21"><text:span text:style-name="T30"/></text:p>
      <text:p text:style-name="P22"><text:span text:style-name="T27"><office:annotation office:name="__Annotation__1371_349191091"><dc:creator>Till Adams</dc:creator><dc:date>2018-06-07T15:43:26.261028210</dc:date><text:p text:style-name="P25"><text:span text:style-name="T35">Kann wenn in Projektbericht eingegliedert weg</text:span></text:p></office:annotation></text:span><text:span text:style-name="T29">M</text:span><text:span text:style-name="T27">etadaten</text:span><office:annotation-end office:name="__Annotation__1371_349191091"/></text:p>
      <text:p text:style-name="P21"><text:span text:style-name="T30">Bei Metdadaten handelt es sich um </text:span><text:span text:style-name="T27">Informationen, die die Merkmale der eigentlichen Datensätze - bspw.  Geofachdaten, Verkehrs- bzw. Mobilitätsdaten oder Satellitenbilder - beschreiben. Mit Metadaten erfahren Nutzerinnen und Nut</text:span><text:span text:style-name="T31">zer mehr über die eigentlichen Daten und sie ermöglichen das einfachere Auffinden der Daten. Jedoch bieten die oft sehr technischen Metadaten nicht immer die Informationen, die aus Nutzersicht für den jeweiligen Anwendungsfall relevant oder interessant sind. Dies kann letztlich </text:span></text:p>
      <text:p text:style-name="P21"><text:span text:style-name="T31">(i) das Auffinden oder</text:span></text:p>
      <text:p text:style-name="P21"><text:span text:style-name="T31">(ii) die Beurteilung der Eignung der eigentlichen Daten für die eigene Anwendung erschweren.</text:span></text:p>
      <text:p text:style-name="P21"><text:span text:style-name="T31"/></text:p>
      <text:p text:style-name="P21"><text:span text:style-name="T32">Wichtig ist, dass die Metadaten eine hohe Qualität und damit verbunden auch eine hohe Aktualität besitzen. Nur so kann gewährleistet werden, dass die Fachdaten im jeweiligen Suchkontext auch gefunden werden. Die Erstellung und vor allem die Pflege der hier benötigten Metadaten ist jedoch kosten-, arbeits- und zeitintensiv. Das Projekt hat daher zum Ziel, Wege aufzuzeigen, wie ein dynamisches und automatisiertes Ableiten von Metainformationen aus vorhandenen Daten ermöglicht werden kann.</text:span></text:p>
      <text:p text:style-name="P21"><text:span text:style-name="T32"/></text:p>
      <text:p text:style-name="P22"><text:span text:style-name="T32">Die Umfrage</text:span></text:p>
      <text:p text:style-name="P14"><text:span text:style-name="T15">UM frühzeitig potentiele Nutzer eines Systems zur automatisierten Metadaten-Zuordnung in das Projekt einzubeziehen, wurde eine Umfrage entwickelt, die Nutzerverhlaten und Umgang mit Metadaten abfragt. <text:s/></text:span><text:span text:style-name="T3">Die </text:span><text:span text:style-name="T15">Umfrage</text:span><text:span text:style-name="T3"> </text:span><text:span text:style-name="T15">befragt</text:span><text:span text:style-name="T3"> die Teilnehmenden</text:span><text:span text:style-name="T2"> in erster Linie über ihre Metdadatennutzung</text:span><text:span text:style-name="T3">.</text:span></text:p>
      <text:p text:style-name="P15"><text:span text:style-name="T3">D</text:span><text:span text:style-name="T1">ie Umfrage kann </text:span><text:span text:style-name="T1"><office:annotation office:name="__Annotation__1373_349191091"><dc:creator>Till Adams</dc:creator><dc:date>2018-06-07T15:45:36.902064760</dc:date><text:p text:style-name="P24"><text:span text:style-name="T34">Link auf Umfrage</text:span></text:p></office:annotation></text:span><text:span text:style-name="T1">hier</text:span><office:annotation-end office:name="__Annotation__1373_349191091"/><text:span text:style-name="T1"> eingesehen werden.</text:span></text:p>
      <text:p text:style-name="P12"><text:span text:style-name="T1">Mit einer Dauer von etwa 10 bis 12 Minuten lässt sich die Umfrage relativ schnell durcharbeiten.</text:span></text:p>
      <text:p text:style-name="P14"><text:span text:style-name="T3"/></text:p>
      <text:p text:style-name="P3"><text:span text:style-name="T1">Zu Beginn </text:span><text:span text:style-name="T15">der Umfrage</text:span><office:annotation office:name="__Annotation__1372_349191091"><dc:creator>Till Adams</dc:creator><dc:date>2018-06-07T15:45:15.118035464</dc:date><text:p text:style-name="P24"><text:span text:style-name="T34">Bezieht sich worauf?</text:span></text:p></office:annotation><text:span text:style-name="T15"> </text:span><text:span text:style-name="T4">(2) </text:span><office:annotation-end office:name="__Annotation__1372_349191091"/><text:span text:style-name="T1">werden allgemeine Fragen </text:span><text:span text:style-name="T4">über die Organisation des Umfrageteilnehmers gestellt, um bei der Auswertung einen Überblick der Teilnehmer und ihrer jeweiligen Arbeitsfelder zu erhalten.</text:span></text:p>
      <text:p text:style-name="P4"><text:span text:style-name="T1">Im folgenden </text:span><text:span text:style-name="T5">Themenbloc</text:span><text:span text:style-name="T1">k (3) </text:span><text:span text:style-name="T5">werden Fragen über die Nutzung von Daten </text:span><text:span text:style-name="T6">im allgemeinen ergänzt. Hierzu werden insbesondere die genutzten Datenformate, wie beispielsweise XLS oder CS</text:span><text:span text:style-name="T14">V</text:span><text:span text:style-name="T6"> evaluiert. Die hier frei einzufügenden Formate können aus den verschiedensten </text:span><text:span text:style-name="T7">Datenb</text:span><text:span text:style-name="T6">ereichen stammen </text:span><text:span text:style-name="T8">(Geodaten, Wetterdaten u. </text:span><text:span text:style-name="T15">v. m</text:span><text:span text:style-name="T8">.). Ergänzend werden auch die unterschiedlichen Themenfelder erfragt, in denen Daten verwendet werden, sowie die Häufigkeit der Nutzung dieser Daten in Projekten.</text:span></text:p>
      <text:p text:style-name="P2"><text:span text:style-name="T8">Erst im vierten Themenbereich </text:span><text:span text:style-name="T9">(4) wird konkret das Thema Metadaten </text:span><text:span text:style-name="T15">abgefragt</text:span><text:span text:style-name="T9">. Hier </text:span><text:span text:style-name="T10">soll in Erfahrung gebracht werden</text:span><text:span text:style-name="T9">, ob und wie Metadaten </text:span><text:span text:style-name="T15">von den verschiedenen Teilnehmern </text:span><text:span text:style-name="T10">ge</text:span><text:span text:style-name="T9">nu</text:span><text:span text:style-name="T10">tzt werden</text:span><text:span text:style-name="T9"> (bspw. zum Auffinden oder Beurteilen der Daten) </text:span><text:span text:style-name="T10">oder </text:span><text:span text:style-name="T14">ob </text:span><text:span text:style-name="T10">die Teilnehmer sogar</text:span><text:span text:style-name="T9"> selb</text:span><text:span text:style-name="T10">er</text:span><text:span text:style-name="T9"> Metadaten erstellen (bspw. als datenhaltende Stelle). </text:span><text:span text:style-name="T11">Zusätzlich spielen auch die</text:span><text:span text:style-name="T9"> Kriterien zur Beurteilung der Eignung von Daten </text:span><text:span text:style-name="T15">für uns </text:span><text:span text:style-name="T11">eine wichtige Rolle um weitere Erkenntnisse </text:span><text:span text:style-name="T15">hinsichtlich des Designs von MetaOpenData </text:span><text:span text:style-name="T11">zu gewinnen. </text:span><text:span text:style-name="T15">Eine interessante Frage ist, </text:span><text:span text:style-name="T11">, welche Informationen</text:span><text:span text:style-name="T9"> über Daten bislang fehlen.</text:span></text:p>
      <text:p text:style-name="P5"><text:span text:style-name="T9">I</text:span><text:span text:style-name="T1">m letzten Umfrageabschnitt (5) haben die Teilnehmer die Möglichkeit </text:span><text:span text:style-name="T15">direkt </text:span><text:span text:style-name="T1">Hinweise oder Anregungen </text:span><text:span text:style-name="T15">an uns </text:span><text:span text:style-name="T1">zu hinterlassen.</text:span></text:p>
      <text:p text:style-name="P11"/>
      <text:p text:style-name="P6"><text:span text:style-name="T1"/></text:p>
      <text:p text:style-name="P18"><text:soft-page-break/>Zielgruppe</text:p>
      <text:p text:style-name="P6"><text:span text:style-name="T15">Als</text:span><text:span text:style-name="T1"> Zielgruppe der </text:span><text:span text:style-name="T15">Teilnehmer der </text:span><text:span text:style-name="T1">Umfrage sind in erster Linie Nutzer von </text:span><text:span text:style-name="T15">(Meta-)</text:span><text:span text:style-name="T1">Daten jeder Art, ein Fokus </text:span><text:span text:style-name="T15">liegt dabei </text:span><text:span text:style-name="T1">auf den Mitarbeitern des Bundesministeriums für Verkehr und digitale Infrastruktur (BMVI). </text:span><text:span text:style-name="T15">Dazu </text:span><text:span text:style-name="T21">wurden un</text:span><text:span text:style-name="T23">s bekannte Nutzer von Geodiensten, die </text:span><text:span text:style-name="T21">unseres Erachtens nach </text:span><text:span text:style-name="T23">an einem Erfolg des Projektes interessiert sind, </text:span><text:span text:style-name="T21">zur Teilnahme</text:span><text:span text:style-name="T23"> </text:span><text:span text:style-name="T21">eingeladen</text:span><text:span text:style-name="T23">.</text:span></text:p>
      <text:p text:style-name="P7"><text:span text:style-name="T25"/></text:p>
      <text:p text:style-name="P7"><text:span text:style-name="T21">Unser</text:span><text:span text:style-name="T25">e</text:span><text:span text:style-name="T26"> Umfrage </text:span><text:span text:style-name="T21">hat zum Ziel, uns</text:span><text:span text:style-name="T1"> einen Überblick über die Anforderungen von Nutzern gegenüber Daten bzw. </text:span><text:span text:style-name="T13">den dazugehörigen </text:span><text:span text:style-name="T1">Metadaten zu </text:span><text:span text:style-name="T15">geben</text:span><text:span text:style-name="T1">. Insbesondere kann eine </text:span><text:span text:style-name="T12">aktive</text:span><text:span text:style-name="T1"> Streuung der Umfrage </text:span><text:span text:style-name="T12">in unterschiedlichen Branchen und Unternehmen einen weitreichenderen Überblick für das Projekt MetaOpenData fördern.</text:span></text:p>
      <text:p text:style-name="P10"><text:span text:style-name="T1"/></text:p>
      <text:p text:style-name="P10"><text:span text:style-name="T1">Die Ergebnisse </text:span><text:span text:style-name="T12">der Umfrage und somit auch </text:span><text:span text:style-name="T1">des Projektes MetaOpenData sollen dazu dienen, vollständigere Metadaten zu generieren, um ein besseres Auffinden und Beurteilen der Eignung von Daten </text:span><text:span text:style-name="T12">aus Nutzersicht </text:span><text:span text:style-name="T1">zu ermöglichen </text:span><text:span text:style-name="T15">sowie das Projekt von vorne herein an Kundenanforderungen zu orientieren</text:span><text:span text:style-name="T1">. <text:line-break/></text:span></text:p>
      <text:p text:style-name="P13"/>
      <text:p text:style-name="P8"/>
      <text:p text:style-name="P8"/>
      <text:p text:style-name="P8"/>
      <text:p text:style-name="P8"/>
      <text:p text:style-name="P9"><text:lin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57:36.870419930</meta:creation-date>
    <dc:date>2018-06-07T15:49:53.842095386</dc:date>
    <meta:editing-duration>PT49M27S</meta:editing-duration>
    <meta:editing-cycles>6</meta:editing-cycles>
    <meta:generator>LibreOffice/5.1.6.2$Linux_X86_64 LibreOffice_project/10m0$Build-2</meta:generator>
    <dc:creator>Till Adams</dc:creator>
    <meta:document-statistic meta:table-count="0" meta:image-count="0" meta:object-count="0" meta:page-count="2" meta:paragraph-count="21" meta:word-count="589" meta:character-count="4354" meta:non-whitespace-character-count="3778"/>
  </office:meta>
</office:document-meta>
</file>